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 fo:font-weight="normal" style:font-weight-asian="normal" style:font-weight-complex="normal"/>
    </style:style>
    <style:style style:name="P5" style:family="paragraph" style:parent-style-name="Standard">
      <style:text-properties style:font-name="Source Serif Pro 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style:font-name="Source Serif Pro Light1" fo:font-style="normal" style:font-style-asian="normal" style:font-style-complex="normal"/>
    </style:style>
    <style:style style:name="T3" style:family="text">
      <style:text-properties style:text-position="super 58%" style:font-name="Source Serif Pro Light1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position="super 58%" style:font-name="Source Serif Pro Light1" fo:font-style="normal" style:font-name-asian="SimSun" style:font-style-asian="normal" style:font-name-complex="Lucida Sans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Source Serif Pro Light1" fo:font-style="normal" style:font-style-asian="normal" style:font-style-complex="normal"/>
    </style:style>
    <style:style style:name="T8" style:family="text">
      <style:text-properties style:font-name="Source Serif Pro Light1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0" style:family="text">
      <style:text-properties style:font-name="Source Serif Pro Light1" fo:font-style="normal" style:font-name-asian="SimSun" style:font-style-asian="normal" style:font-name-complex="Lucida Sans" style:font-style-complex="normal"/>
    </style:style>
    <style:style style:name="T11" style:family="text">
      <style:text-properties style:text-position="sub 58%" style:font-name="Source Serif Pro Light1" fo:font-style="normal" style:font-style-asian="normal" style:font-style-complex="normal"/>
    </style:style>
    <style:style style:name="T12" style:family="text">
      <style:text-properties style:text-position="sub 58%" style:font-name="Source Serif Pro Light1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text-position="sub 58%" style:font-name="Source Serif Pro Light1" fo:font-style="normal" style:font-name-asian="SimSun" style:font-style-asian="normal" style:font-name-complex="Lucida Sans" style:font-style-complex="normal"/>
    </style:style>
    <style:style style:name="T14" style:family="text">
      <style:text-properties style:text-position="0% 100%" style:font-name="Source Serif Pro Light1"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14. <text:s/></text:p>
            <text:p text:style-name="P3"><text:s/>KLD between Gaussian random variables and random vectors. </text:p>
            <text:p text:style-name="P3"/>
          </table:table-cell>
        </table:table-row>
      </table:table>
      <text:p text:style-name="P4"/>
      <text:p text:style-name="P5">Entropie relative entre deux v.a. Gaussiennes</text:p>
      <text:p text:style-name="P4"/>
      <text:p text:style-name="P4">Soit p(x) = <text:span text:style-name="T5">N</text:span><text:span text:style-name="T6">(</text:span><text:span text:style-name="T7">μ</text:span><text:span text:style-name="T11">p</text:span><text:span text:style-name="T7">, σ</text:span><text:span text:style-name="T2">2</text:span><text:span text:style-name="T11">p</text:span><text:span text:style-name="T7">) et q(x) = </text:span><text:span text:style-name="T5">N</text:span><text:span text:style-name="T6">(</text:span><text:span text:style-name="T7">μ</text:span><text:span text:style-name="T11">q</text:span><text:span text:style-name="T7">, σ</text:span><text:span text:style-name="T2">2</text:span><text:span text:style-name="T11">q</text:span><text:span text:style-name="T7">), alors on a :</text:span></text:p>
      <text:p text:style-name="P4"><text:span text:style-name="T8">D</text:span><text:span text:style-name="T12">KL</text:span><text:span text:style-name="T8">(p ||q)</text:span><text:span text:style-name="T7"> = D</text:span><text:span text:style-name="T11">KL</text:span><text:span text:style-name="T7">(</text:span><text:span text:style-name="T5">N</text:span><text:span text:style-name="T6">(</text:span><text:span text:style-name="T7">μ</text:span><text:span text:style-name="T11">p</text:span><text:span text:style-name="T7">, σ</text:span><text:span text:style-name="T2">2</text:span><text:span text:style-name="T11">p</text:span><text:span text:style-name="T7">) || </text:span><text:span text:style-name="T5">N</text:span><text:span text:style-name="T6">(</text:span><text:span text:style-name="T7">μ</text:span><text:span text:style-name="T11">q</text:span><text:span text:style-name="T7">, σ</text:span><text:span text:style-name="T2">2</text:span><text:span text:style-name="T11">q</text:span><text:span text:style-name="T7">)) = </text:span><text:span text:style-name="T8">logσ</text:span><text:span text:style-name="T12">q </text:span><text:span text:style-name="T14">–</text:span><text:span text:style-name="T8"> logσ</text:span><text:span text:style-name="T12">p</text:span><text:span text:style-name="T8"> – 0.5[1-[σ</text:span><text:span text:style-name="T3">2</text:span><text:span text:style-name="T12">p </text:span><text:span text:style-name="T8">+ (μ</text:span><text:span text:style-name="T12">p</text:span><text:span text:style-name="T8"> – μ</text:span><text:span text:style-name="T12">q</text:span><text:span text:style-name="T8">)</text:span><text:span text:style-name="T3">2</text:span><text:span text:style-name="T8">]/σ</text:span><text:span text:style-name="T3">2</text:span><text:span text:style-name="T12">q</text:span><text:span text:style-name="T8">]</text:span></text:p>
      <text:p text:style-name="P4"><text:span text:style-name="T8"/></text:p>
      <text:p text:style-name="P4"><text:span text:style-name="T7">Entropie relative entre deux vecteurs </text:span></text:p>
      <text:p text:style-name="P4"><text:span text:style-name="T7"/></text:p>
      <text:p text:style-name="P4"><text:span text:style-name="T8">D</text:span><text:span text:style-name="T12">KL</text:span><text:span text:style-name="T8">(p(x) ||q(x)) = 0.5(ln(detK</text:span><text:span text:style-name="T12">q</text:span><text:span text:style-name="T8">/detK</text:span><text:span text:style-name="T12">p</text:span><text:span text:style-name="T8">) + tr(K</text:span><text:span text:style-name="T3">-1</text:span><text:span text:style-name="T12">q</text:span><text:span text:style-name="T8">K</text:span><text:span text:style-name="T12">p</text:span><text:span text:style-name="T8">) + (x</text:span><text:span text:style-name="T12">q</text:span><text:span text:style-name="T8"> -x</text:span><text:span text:style-name="T12">p</text:span><text:span text:style-name="T8">)</text:span><text:span text:style-name="T3">T</text:span><text:span text:style-name="T8">K</text:span><text:span text:style-name="T3">-1</text:span><text:span text:style-name="T12">q</text:span><text:span text:style-name="T8">(x</text:span><text:span text:style-name="T12">q</text:span><text:span text:style-name="T8">-x</text:span><text:span text:style-name="T12">p</text:span><text:span text:style-name="T8">) – N)</text:span><text:span text:style-name="T7"><text:tab/>x est un vecteur</text:span></text:p>
      <text:p text:style-name="P4"><text:span text:style-name="T7"/></text:p>
      <text:p text:style-name="P4"><text:span text:style-name="T8">D</text:span><text:span text:style-name="T12">KL</text:span><text:span text:style-name="T8">(p ||q)</text:span><text:span text:style-name="T7"> = </text:span><text:span text:style-name="T9">∫</text:span><text:span text:style-name="T10">p(x)log(p(x)/q(x))dx = E</text:span><text:span text:style-name="T13">p(x)</text:span><text:span text:style-name="T10">[log</text:span><text:span text:style-name="T4">2</text:span><text:span text:style-name="T10">(p(x)/q(x)]</text:span></text:p>
      <text:p text:style-name="P4"><text:span text:style-name="T10"/></text:p>
      <text:p text:style-name="P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24:47.62</meta:creation-date>
    <dc:date>2020-06-23T10:32:53.49</dc:date>
    <dc:creator>Oetske L</dc:creator>
    <meta:editing-duration>PT29M35S</meta:editing-duration>
    <meta:editing-cycles>3</meta:editing-cycles>
    <meta:generator>OpenOffice/4.1.4$Win32 OpenOffice.org_project/414m5$Build-9788</meta:generator>
    <meta:document-statistic meta:table-count="1" meta:image-count="0" meta:object-count="0" meta:page-count="1" meta:paragraph-count="9" meta:word-count="81" meta:character-count="504"/>
  </office:meta>
</office:document-meta>
</file>